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tServer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questBuilder.cookie( String name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ServerWebExchange.get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initFormData( ServerHttpRequest request , List &lt; HttpMessageReader &lt; ? &gt; &gt; 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iltServerHttpRequest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erverWebExchange.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addUrlTransformer( Function &lt; String , String &gt;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ServerWebExchange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cookies( Consumer &lt; MultiValueMap &lt; String , HttpCookie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erWebExchange.DelegatingServerWebExchange( ServerHttpRequest request , Map &lt; String , Object &gt; attributes , ServerWebExchange delegate , List &lt; HttpMessageReader &lt; ? &gt; &gt; message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Builder.relea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get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body( Flux &lt;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ServerWebExchange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get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transform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method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erverWebExchange.get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DefaultServerRequestBuilder( ServerReques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Builder.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questBuilder.contextPath( @ Nullable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erWebExchang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erverWebExchange.initMultipartData( ServerHttpRequest request , List &lt; HttpMessageReader &lt; ? &gt; &gt; 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iltServerHttpRequest.unmodifiableCopy( MultiValueMap &lt; K , V &gt;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Builder.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erverWebExchange.checkNotModified( String 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get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parseQueryParams( URI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erverRequestBuilder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erverWebExchange.checkNotModified(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verWebExchange.checkNotModified( @ Nullable String etag , Instant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ServerHttpRequest.BuiltServerHttpRequest( String id , HttpMethod method , URI uri , @ Nullable String contextPath , HttpHeaders headers , MultiValueMap &lt; String , HttpCookie &gt; cookies , Flux &lt;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